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19D000058440C848105.svm"/>
  <manifest:file-entry manifest:media-type="" manifest:full-path="Pictures/200000070000319D0000584466671DFE.svm"/>
  <manifest:file-entry manifest:media-type="" manifest:full-path="Pictures/200000070000319D0000584435196B49.svm"/>
  <manifest:file-entry manifest:media-type="" manifest:full-path="Pictures/2000000700002AB00000205A95BF4D99.svm"/>
  <manifest:file-entry manifest:media-type="" manifest:full-path="Pictures/20000007000058440000319D19591146.svm"/>
  <manifest:file-entry manifest:media-type="" manifest:full-path="Pictures/200000070000319D000058443F5A4990.svm"/>
  <manifest:file-entry manifest:media-type="" manifest:full-path="Pictures/2000000700003EA30000220238C1D15D.svm"/>
  <manifest:file-entry manifest:media-type="" manifest:full-path="Pictures/2000000700002AE5000020AAD2D006C3.svm"/>
  <manifest:file-entry manifest:media-type="" manifest:full-path="Pictures/200000070000349C00002163B33F9DB7.svm"/>
  <manifest:file-entry manifest:media-type="" manifest:full-path="Pictures/200000070000319D00005844D4F5E5E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 style:list-style-name="L1"/>
    <style:style style:name="P3" style:family="paragraph" style:parent-style-name="Standard" style:list-style-name="L2">
      <style:paragraph-properties fo:margin-left="2.501cm" fo:margin-right="0cm" fo:text-indent="-0.635cm" style:auto-text-indent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8cm" fo:text-indent="-0.635cm" fo:margin-left="7.70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bliczanie odległości do miejsca utworzenia notatki</text:h>
      <text:p text:style-name="Standard">W celu wyznaczenia odległości od użytkownika do miejsca utworzenia notatki nie można używać odległości euklidesowej gdyż Ziemia nie jest płaska.</text:p>
      <text:p text:style-name="Standard"><text:s/></text:p>
      <text:p text:style-name="Standard"><draw:frame draw:style-name="fr1" draw:name="grafika1" text:anchor-type="paragraph" svg:x="5.062cm" svg:y="0.288cm" svg:width="6.699cm" svg:height="4.253cm" draw:z-index="0"><draw:image xlink:href="Pictures/200000070000349C00002163B33F9DB7.svm" xlink:type="simple" xlink:show="embed" xlink:actuate="onLoad"/></draw:frame></text:p>
      <text:p text:style-name="Standard"/>
      <text:p text:style-name="Standard">(<text:a xlink:type="simple" xlink:href="http://www.databasejournal.com/features/mysql/mysql-calculating-distance-based-on-latitude-and-longitude.html">http://www.databasejournal.com/features/mysql/mysql-calculating-distance-based-on-latitude-and-longitude.html</text:a>)</text:p>
      <text:p text:style-name="Standard"/>
      <text:p text:style-name="Standard">Dokładniejszy wynik można uzyskać przez zastosowanie formuły Harvesine, która bierze pod uwagę promień Ziemi. </text:p>
      <text:p text:style-name="Standard"/>
      <text:p text:style-name="Standard">Odległość między punktami (lat1, lon1) i (lat2, lon2) <text:s/>wyznacza się jako:</text:p>
      <text:p text:style-name="Standard">odległość = <text:s text:c="2"/>R * acos( cos( radians(lat1) ) <text:s/>* cos( radians(lat2) ) <text:s/>* cos( radians(lon2) - radians(lon1)) + sin(radians(lat1)) * sin( radians(lat2) )</text:p>
      <text:p text:style-name="Standard"/>
      <text:p text:style-name="Standard">gdzie R jest promieniem Ziemi i wynosi 6367 km (3956 mil).</text:p>
      <text:p text:style-name="Standard"/>
      <text:p text:style-name="Standard">Używanie stałej wartości promienia Ziemi dla różnych lokalizacji nie jest właściwe, gdyż Ziemia nie jest idealną sferą - jest spłaszczona na biegunach i wybrzuszona w okolicach równika. Wobec tego powyższa formuła będzie przeszacowywała wynik dla okolic około biegunowych i niedoszacowywała dla okolic równikowych, jednak tak jak dla większości aplikacji uznaje się tą formułę za dostateczną tak i w naszej aplikacji wysoka dokładność obliczania odległości nie jest wymagana.</text:p>
      <text:h text:style-name="Heading_20_1" text:outline-level="1">Wyszukiwanie notatek w bazie danych</text:h>
      <text:p text:style-name="Standard">W aplikacji użytkownik wyszukuje notatki znajdujące się w określonym promieniu od niego, domyślnie 20 km. W celu skrócenia czasu wyszukiwania odpowiednich notatek w tabeli w bazie danych wykorzystano przestrzenne rozszerzenia dla MySQL (Spatial extensions). </text:p>
      <text:p text:style-name="Standard"/>
      <text:p text:style-name="Standard">W bazie zdenormalizowanej utworzono kolumnę LocationPoint typu Point oraz założono na niej przestrzenny index (Spatial Index). MySQL przechowuje dane przestrzennych indeksów w strukturze R-drzewa, które jest zoptymalizowane dla wyszukiwania małych zbiorów rekordów z całej tabeli. Dla zapytań, które zwracają dużą część tabeli optymalniejsze jest zignorowanie indeksu. (<text:a xlink:type="simple" xlink:href="http://gis.stackexchange.com/questions/5357/poor-performance-when-using-spatial-indexes-in-mysql">http://gis.stackexchange.com/questions/5357/poor-performance-when-using-spatial-indexes-in-mysql</text:a>)</text:p>
      <text:p text:style-name="Standard"/>
      <text:p text:style-name="Standard">Zapytanie typu:</text:p>
      <text:p text:style-name="Standard"/>
      <text:p text:style-name="Standard">SELECT *</text:p>
      <text:p text:style-name="Standard">FROM tabela</text:p>
      <text:p text:style-name="Standard"><text:soft-page-break/>WHERE odległość(punkt, @lokalizacja_użytkownika) &lt;= zakres;</text:p>
      <text:p text:style-name="Standard">gdzie odległość jest funkcją korzystającą z formuły Harvesine, </text:p>
      <text:p text:style-name="Standard"/>
      <text:p text:style-name="Standard">nie korzysta z przestrzennego indeksu, ponieważ MySQL nie ma indeksów na wyrażeniach.</text:p>
      <text:p text:style-name="Standard">Z tego powodu zapytanie przekształcono na </text:p>
      <text:p text:style-name="Standard"/>
      <text:p text:style-name="Standard">SELECT *</text:p>
      <text:p text:style-name="Standard">FROM tabela</text:p>
      <text:p text:style-name="Standard">WHERE MBRContains(@koło, punkt);</text:p>
      <text:p text:style-name="Standard">gdzie <text:s/>MBRContains jest MySQL'ową funkcją służącą do testowania przestrzennych relacji sprawdzającą czy punkt zawiera się w danym wielokącie, a @koło jest wielokątem przybliżającym koło o środku w punkcie gdzie znajduje się użytkownik. W aplikacji przyjęto, że ten wielokąt będzie budowany z 12 wierzchołków.</text:p>
      <text:p text:style-name="Standard"/>
      <text:p text:style-name="Standard"><draw:frame draw:style-name="fr1" draw:name="grafika2" text:anchor-type="paragraph" svg:x="0.6cm" svg:y="0.887cm" svg:width="6.814cm" svg:height="5.189cm" draw:z-index="1"><draw:image xlink:href="Pictures/2000000700002AE5000020AAD2D006C3.svm" xlink:type="simple" xlink:show="embed" xlink:actuate="onLoad"/></draw:frame><draw:frame draw:style-name="fr1" draw:name="grafika3" text:anchor-type="paragraph" svg:x="8.828cm" svg:y="0.397cm" svg:width="7.754cm" svg:height="5.877cm" draw:z-index="2"><draw:image xlink:href="Pictures/2000000700002AB00000205A95BF4D99.svm" xlink:type="simple" xlink:show="embed" xlink:actuate="onLoad"/></draw:frame>(<text:a xlink:type="simple" xlink:href="http://www.xarg.org/2009/12/people-near-you-with-mysql/">http://www.xarg.org/2009/12/people-near-you-with-mysql/</text:a>)</text:p>
      <text:p text:style-name="Standard"/>
      <text:p text:style-name="Standard">Poniższy wykres przedstawia czasy wykonania zapytania zwracającego notatki w promieniu 100 km od określonych współrzędnych geograficznych. Zapytanie niekorzystajace z indeksu (obliczające odległość w klauzuli WHERE) dla większej liczby notatek wykonuje się zauważalnie dłużej niż zapytanie wyznaczające kolo i korzystające z indeksu.</text:p>
      <text:p text:style-name="Standard"/>
      <text:p text:style-name="Standard"><draw:frame draw:style-name="fr2" draw:name="grafika4" text:anchor-type="paragraph" svg:width="16.036cm" svg:height="8.707cm" draw:z-index="3"><draw:image xlink:href="Pictures/2000000700003EA30000220238C1D15D.svm" xlink:type="simple" xlink:show="embed" xlink:actuate="onLoad"/></draw:frame>Ze względu na limit ilości danych w bazie MySQL umieszczonej na Azurze do 20,97MB <text:soft-page-break/>utworzono nową bazę danych z jedną tabelą notatek, składającą się tylko z jednej kolumny (LocationPoint typu Point). Testy przeprowadzono na tabeli zawierającej 50, 100, 150 i 200 tysięcy wierszy. Ze względu na wspomniany wcześniej limit ilości danych możliwe było testowanie tylko do 200 tysięcy rekordów. Dla każdego zbioru danych przeprowadzono 12 testów, z których dwa skrajne wyniki odrzucono.</text:p>
      <text:p text:style-name="Standard"/>
      <text:p text:style-name="Standard">Użytkownik poza wybraniem zakresu odległości notatek od jego położenia wybiera również których grup notatki chciałby zobaczyć oraz czy chce widzieć notatki swoich znajomych. Zostało to zoptymalizowane w ten sposób, że w tabeli w bazie zdenormalizowanej lista grup, którym dana notatka została udostępniona przechowywana jest jako napis zawierający identyfikatory grup rozdzielone przecinkami. Dodatkowo znajomi użytkownika tworzą osobną grupę. Zatem uniknięto połączeń do dwóch tabel i warunek prezentuje się następująco:</text:p>
      <text:p text:style-name="P1">(CONCAT(",", GroupIds, ",") REGEXP groupIdsParam</text:p>
      <text:p text:style-name="Standard"/>
      <text:p text:style-name="Standard">Poza tym, użytkownik może widzieć tylko notatki, których on jest autorem, są one udostępnione w grupach do których należy, bądź są utworzone przez jego znajomych. To ograniczenie zostało rozwiązane w ten sposób, że w bazie zdenormalizowanej utworzono tabelę group, która przechowuje informacje o znajomych użytkownika, który użytkownik utworzył daną grupę oraz kto do niej należy.</text:p>
      <text:p text:style-name="Standard"/>
      <text:h text:style-name="Heading_20_1" text:outline-level="1">Doładowywanie notatek</text:h>
      <text:p text:style-name="Standard">Wraz ze zmianą położenia użytkownika (tylko w trybie rozszerzonej rzeczywistości) bądź zmianą filtru doładowywane są notatki w następujący sposób:</text:p>
      <text:list xml:id="list3800322685437058527" text:style-name="L1">
        <text:list-item>
          <text:p text:style-name="P2">wywoływana jest procedura bazodanowa (get_notes_in_location_range) z parametrami:</text:p>
        </text:list-item>
      </text:list>
      <text:list xml:id="list1544988450890243931" text:style-name="L2">
        <text:list-item>
          <text:p text:style-name="P3">identyfikator użytkownika</text:p>
        </text:list-item>
        <text:list-item>
          <text:p text:style-name="P3">współrzędne użytkownika</text:p>
        </text:list-item>
        <text:list-item>
          <text:p text:style-name="P3">promień zakresu notatek</text:p>
        </text:list-item>
        <text:list-item>
          <text:p text:style-name="P3">kategoria</text:p>
        </text:list-item>
        <text:list-item>
          <text:p text:style-name="P3">typ</text:p>
        </text:list-item>
        <text:list-item>
          <text:p text:style-name="P3">lista identyfikatorów grup</text:p>
        </text:list-item>
      </text:list>
      <text:list xml:id="list43286158" text:continue-list="list3800322685437058527" text:style-name="L1">
        <text:list-item>
          <text:p text:style-name="P2">serwer odczytuje z sesji listę identyfikatorów notatek, które ma klient</text:p>
        </text:list-item>
        <text:list-item>
          <text:p text:style-name="P2">serwer wysyła do klienta listę notatek, które klient powinien dodać do swojej listy oraz listę identyfikatorów notatek, które klient powinien usunąć</text:p>
        </text:list-item>
        <text:list-item>
          <text:p text:style-name="P2">serwer zapamiętuje w sesji listę identyfikatorów notatek, które ma klient</text:p>
        </text:list-item>
      </text:list>
      <text:p text:style-name="Standard">W ten sposób przesyłane są do klienta jedynie nowe notatki spełniające zadane kryteria oraz wysyłana jest informacja, które notatki nie spełniają ich już i powinny zostać usunięte z listy notatek klienta.</text:p>
      <text:h text:style-name="Heading_20_1" text:outline-level="1">Wtyczki w aplikacji klienckiej</text:h>
      <text:list xml:id="list5265877689872590149" text:style-name="L3">
        <text:list-item>
          <text:p text:style-name="P4">LaunchNavigator </text:p>
          <text:p text:style-name="P4"><text:a xlink:type="simple" xlink:href="https://github.com/dpa99c/phonegap-launch-navigator">https://github.com/dpa99c/phonegap-launch-navigator</text:a> </text:p>
          <text:p text:style-name="P4">służy do nawigowania do określonej lokalizacji geograficznej używając natywnej aplikacji. Odpowiednio dla urządzenia jest to:</text:p>
        </text:list-item>
      </text:list>
      <text:list xml:id="list6566469971430717057" text:style-name="L4">
        <text:list-item>
          <text:p text:style-name="P5">Android: Google Navigator</text:p>
        </text:list-item>
        <text:list-item>
          <text:p text:style-name="P5">iOS: Apple Maps/Google Maps</text:p>
        </text:list-item>
        <text:list-item>
          <text:p text:style-name="P5">Windows Phone: Bing Maps</text:p>
        </text:list-item>
      </text:list>
      <text:p text:style-name="Text_20_body"><text:tab/>Zrzut ekranu aplikacji uruchomionej na Androidzie przedstawia nawigowanie od miejsca <text:s/><text:soft-page-break/>gdzie znajduje się użytkownik do miejsca umieszczenia wybranej notatki.</text:p>
      <text:list xml:id="list43303741" text:continue-list="list5265877689872590149" text:style-name="L3">
        <text:list-header>
          <text:p text:style-name="P4"><draw:frame draw:style-name="fr1" draw:name="grafika5" text:anchor-type="paragraph" svg:x="0.991cm" svg:y="0.245cm" svg:width="6.967cm" svg:height="12.393cm" draw:z-index="4"><draw:image xlink:href="Pictures/200000070000319D000058443F5A4990.svm" xlink:type="simple" xlink:show="embed" xlink:actuate="onLoad"/></draw:frame></text:p>
        </text:list-header>
        <text:list-item>
          <text:p text:style-name="P4">maps.googleapis</text:p>
          <text:p text:style-name="P4"><text:a xlink:type="simple" xlink:href="http://www.w3schools.com/googleapi/">http://www.w3schools.com/googleapi/</text:a> </text:p>
          <text:p text:style-name="P4">umożliwia wyświetlanie mapy wraz z zaznaczonymi na niej lokalizacjami geograficznymi i ich opisami. Wykorzystano do:</text:p>
        </text:list-item>
      </text:list>
      <text:list xml:id="list9135776874746603737" text:style-name="L5">
        <text:list-item>
          <text:p text:style-name="P6">wyświetlania na mapie miejsc występowania notatek</text:p>
        </text:list-item>
        <text:list-item>
          <text:p text:style-name="P6">odwrotnego geokodowania, czyli wyznaczana czytelnego dla ludzi opisu miejsca na podstawie jest współrzędnych geograficznych</text:p>
        </text:list-item>
      </text:list>
      <text:p text:style-name="Text_20_body"><draw:frame draw:style-name="fr2" draw:name="grafika6" text:anchor-type="paragraph" svg:width="6.285cm" svg:height="11.181cm" draw:z-index="5"><draw:image xlink:href="Pictures/200000070000319D00005844D4F5E5E2.svm" xlink:type="simple" xlink:show="embed" xlink:actuate="onLoad"/></draw:frame><text:soft-page-break/></text:p>
      <text:list xml:id="list43312853" text:continue-list="list43303741" text:style-name="L3">
        <text:list-item>
          <text:p text:style-name="P4">rhinoslider</text:p>
          <text:p text:style-name="P4"><text:a xlink:type="simple" xlink:href="http://www.rhinoslider.com/">http://www.rhinoslider.com/</text:a> </text:p>
          <text:p text:style-name="P4">umożliwia wyświetlanie listy zdjęć wraz z możliwością przewijania i włączenia automatycznego przewijania. W aplikacji wykorzystano do wyświetlania listy zdjęć notatek.</text:p>
        </text:list-item>
      </text:list>
      <text:p text:style-name="Text_20_body"><draw:frame draw:style-name="fr2" draw:name="grafika7" text:anchor-type="paragraph" svg:width="12.912cm" svg:height="7.258cm" draw:z-index="6"><draw:image xlink:href="Pictures/20000007000058440000319D19591146.svm" xlink:type="simple" xlink:show="embed" xlink:actuate="onLoad"/></draw:frame></text:p>
      <text:p text:style-name="Text_20_body"/>
      <text:list xml:id="list43282856" text:continue-numbering="true" text:style-name="L3">
        <text:list-item>
          <text:p text:style-name="P4">Cropbox</text:p>
          <text:p text:style-name="P4"><text:a xlink:type="simple" xlink:href="https://github.com/acornejo/jquery-cropbox">https://github.com/acornejo/jquery-cropbox</text:a> </text:p>
          <text:p text:style-name="P4">umożliwia powiększanie i pomniejszanie zdjęcia przed jego przycięciem. Wykorzystano do przycinania zdjęcia profilowego użytkownika oraz zdjęć notatek.</text:p>
        </text:list-item>
      </text:list>
      <text:p text:style-name="Text_20_body"><draw:frame draw:style-name="fr2" draw:name="grafika10" text:anchor-type="paragraph" svg:width="7.569cm" svg:height="13.466cm" draw:z-index="9"><draw:image xlink:href="Pictures/200000070000319D0000584435196B49.svm" xlink:type="simple" xlink:show="embed" xlink:actuate="onLoad"/></draw:frame><text:soft-page-break/></text:p>
      <text:list xml:id="list43307912" text:continue-numbering="true" text:style-name="L3">
        <text:list-item>
          <text:p text:style-name="P4">jquery.validate</text:p>
          <text:p text:style-name="P4"><text:a xlink:type="simple" xlink:href="http://jqueryvalidation.org/">http://jqueryvalidation.org/</text:a> </text:p>
          <text:p text:style-name="P4">służy do sprawdzania poprawności formularza i wyświetlania komunikatów błędów skojarzonych z odpowiednimi polami formularza.</text:p>
        </text:list-item>
      </text:list>
      <text:p text:style-name="Text_20_body"/>
      <text:list xml:id="list43303115" text:continue-numbering="true" text:style-name="L3">
        <text:list-item>
          <text:p text:style-name="P4">select2</text:p>
          <text:p text:style-name="P4"><text:a xlink:type="simple" xlink:href="https://select2.github.io/">https://select2.github.io/</text:a> </text:p>
          <text:p text:style-name="P4">umożliwia wyświetlanie listy wyboru wraz z możliwością jej filtrowania. Wykorzystano do wyświetlania list wyboru kategorii i typu notatki.</text:p>
          <text:p text:style-name="P4"/>
          <text:p text:style-name="P4"><draw:frame draw:style-name="fr1" draw:name="grafika8" text:anchor-type="paragraph" svg:x="0.624cm" svg:y="0.09cm" svg:width="6.668cm" svg:height="11.86cm" draw:z-index="7"><draw:image xlink:href="Pictures/200000070000319D0000584466671DFE.svm" xlink:type="simple" xlink:show="embed" xlink:actuate="onLoad"/></draw:frame><draw:frame draw:style-name="fr1" draw:name="grafika9" text:anchor-type="paragraph" svg:x="8.629cm" svg:y="-0.067cm" svg:width="6.719cm" svg:height="11.95cm" draw:z-index="8"><draw:image xlink:href="Pictures/200000070000319D000058440C848105.svm" xlink:type="simple" xlink:show="embed" xlink:actuate="onLoad"/></draw:frame><text:soft-page-break/></text:p>
        </text:list-item>
      </text:list>
      <text:h text:style-name="Heading_20_1" text:outline-level="1">Wtyczka do rozszerzonej rzeczywistości</text:h>
      <text:p text:style-name="Text_20_body"/>
      <text:p text:style-name="Text_20_body"/>
      <text:p text:style-name="Text_20_body"/>
      <text:p text:style-name="Text_20_body"/>
      <text:h text:style-name="Heading_20_1" text:outline-level="1"><text:line-break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Zrealizowane funkcjonalności</text:h>
      <text:p text:style-name="Text_20_body">W aplikacji zrealizowano następujące funkcjonalności:</text:p>
      <text:list xml:id="list8386917348983566584" text:style-name="L6">
        <text:list-item>
          <text:p text:style-name="P7">dodawanie i edycja notatek</text:p>
        </text:list-item>
        <text:list-item>
          <text:p text:style-name="P7">nawigowanie z aktualnego położenia do wybranej notatki</text:p>
        </text:list-item>
        <text:list-item>
          <text:p text:style-name="P7">wyświetlanie notatek </text:p>
          <text:list>
            <text:list-item>
              <text:p text:style-name="P7">na mapie oraz zaznaczanie wybranej notatki</text:p>
            </text:list-item>
            <text:list-item>
              <text:p text:style-name="P7">w postaci listy</text:p>
            </text:list-item>
            <text:list-item>
              <text:p text:style-name="P7">w trybie rozszerzonej rzeczywistości</text:p>
            </text:list-item>
          </text:list>
        </text:list-item>
        <text:list-item>
          <text:p text:style-name="P7">wyszukiwarka notatek</text:p>
        </text:list-item>
      </text:list>
      <text:p text:style-name="Text_20_body"/>
      <text:h text:style-name="Heading_20_1" text:outline-level="1">Podział zadań</text:h>
      <text:p text:style-name="Text_20_body">Katarzyna Wasiuta:</text:p>
      <text:list xml:id="list2553484533737503971" text:style-name="L7">
        <text:list-item>
          <text:p text:style-name="P8">rejestracja i logowanie użytkowników</text:p>
        </text:list-item>
        <text:list-item>
          <text:p text:style-name="P8">dodawanie grup</text:p>
        </text:list-item>
        <text:list-item>
          <text:p text:style-name="P8">widok zapraszania do znajomych</text:p>
        </text:list-item>
        <text:list-item>
          <text:p text:style-name="P8">widok akceptowania/odrzucania zaproszenia do znajomych</text:p>
        </text:list-item>
        <text:list-item>
          <text:p text:style-name="P8">todo: dodawanie notatek do grup i ich edycja</text:p>
        </text:list-item>
      </text:list>
      <text:p text:style-name="Text_20_body"/>
      <text:p text:style-name="Text_20_body">Joanna Grzonkowska:</text:p>
      <text:list xml:id="list43299951" text:continue-list="list8386917348983566584" text:style-name="L6">
        <text:list-item>
          <text:p text:style-name="P7">nawigowanie z aktualnego położenia do wybranej notatki</text:p>
        </text:list-item>
        <text:list-item>
          <text:p text:style-name="P7">wyszukiwanie notatek umieszczonych w wybranym zakresie od położenia użytkownika, należących do określonej kategorii i typu oraz udostępnionych do określonych grup</text:p>
        </text:list-item>
        <text:list-item>
          <text:p text:style-name="P7">wyświetlanie notatek w postaci listy wraz z galerią zdjęć</text:p>
        </text:list-item>
        <text:list-item>
          <text:p text:style-name="P7">wyświetlanie notatek na mapie oraz zaznaczanie wybranej notatki</text:p>
        </text:list-item>
        <text:list-item>
          <text:p text:style-name="P7">wyświetlanie notatek w trybie rozszerzonej rzeczywistości</text:p>
        </text:list-item>
        <text:list-item>
          <text:p text:style-name="P7">wyświetlanie szczegółów notatki w trybie rozszerzonej rzeczywistości</text:p>
        </text:list-item>
        <text:list-item>
          <text:p text:style-name="P7">dodawanie i edycja notatki (temat, treść, kategoria, typ, lista zdjęć)</text:p>
        </text:list-item>
        <text:list-item>
          <text:p text:style-name="P7">odwrotne geokodowanie – wyznaczanie adresu miejsca utworzenia notatki</text:p>
        </text:list-item>
        <text:list-item>
          <text:p text:style-name="P7">przegląd profilu użytkownika wraz z edycją zdjęcia profilowego</text:p>
        </text:list-item>
        <text:list-item>
          <text:p text:style-name="P7">wyświetlanie zdjęć profilowych użytkowników</text:p>
        </text:list-item>
        <text:list-item>
          <text:p text:style-name="P7">testy wydajności zastosowania przestrzennego indeksu w bazie danych</text:p>
        </text:list-item>
      </text:list>
      <text:p text:style-name="Text_20_body"/>
      <text:p text:style-name="Text_20_body">Szymon Ziewiec:</text:p>
      <text:list xml:id="list7243245433762727096" text:style-name="L8">
        <text:list-item>
          <text:p text:style-name="P9">schemat bazy danych</text:p>
        </text:list-item>
      </text:list>
      <text:p text:style-name="Text_20_body"><text:soft-page-break/></text:p>
      <text:p text:style-name="Text_20_body"/>
      <text:p text:style-name="Text_20_body"/>
      <text:p text:style-name="Text_20_body"/>
      <text:h text:style-name="Heading_20_1" text:outline-level="1">Prezentacja aplikacji</text:h>
      <text:p text:style-name="Text_20_body"/>
      <text:p text:style-name="Text_20_body"/>
      <text:p text:style-name="Text_20_body">Rejestracja</text:p>
      <text:p text:style-name="Text_20_body">Logowanie</text:p>
      <text:p text:style-name="Text_20_body">Ekran główny – lista notatek dostępnych dla zalogowanego użytkownika</text:p>
      <text:p text:style-name="Text_20_body">Utworzenie notatki</text:p>
      <text:p text:style-name="Text_20_body">Edycja notatki</text:p>
      <text:p text:style-name="Text_20_body">Wyświetlenie notatek na mapie</text:p>
      <text:p text:style-name="Text_20_body">Nawigowanie do wybranej notatki</text:p>
      <text:p text:style-name="Text_20_body">Profil użytkownika</text:p>
      <text:p text:style-name="Text_20_body">Utworzenie grupy</text:p>
      <text:p text:style-name="Text_20_body">Lista grup</text:p>
      <text:p text:style-name="Text_20_body">Zaproszenie do znajomych</text:p>
      <text:p text:style-name="Text_20_body">Akceptowanie/odrzucanie zaproszeń do znajomych i lista znajomych</text:p>
      <text:p text:style-name="Text_20_body"/>
      <text:p text:style-name="Text_20_body"/>
      <text:p text:style-name="Text_20_body">Wyszukiwarka notatek w trybie rozszerzonej rzeczywistości</text:p>
      <text:p text:style-name="Text_20_body">Wyświetlanie notatek w trybie rozszerzonej rzeczywistości</text:p>
      <text:p text:style-name="Text_20_body">Prezentacja szczegółów notatki w trybie rozszerzonej rzeczywistości</text:p>
      <text:p text:style-name="Text_20_body"/>
      <text:p text:style-name="Text_20_body">io.cordova.myapp18bbf5</text:p>
      <text:p text:style-name="Text_20_body"/>
      <text:p text:style-name="Text_20_body">io.cordova.myapp865d9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4:28:34.65</meta:creation-date>
    <dc:date>2015-12-12T23:13:05.19</dc:date>
    <meta:editing-duration>PT9H41M20S</meta:editing-duration>
    <meta:editing-cycles>17</meta:editing-cycles>
    <meta:generator>OpenOffice/4.0.1$Win32 OpenOffice.org_project/401m5$Build-9714</meta:generator>
    <meta:document-statistic meta:table-count="0" meta:image-count="10" meta:object-count="0" meta:page-count="9" meta:paragraph-count="117" meta:word-count="1119" meta:character-count="8770"/>
  </office:meta>
</office:document-meta>
</file>